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ffff" draw:fill="solid" draw:fill-color="#99ff66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00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9" draw:id="id9" draw:layer="layout" svg:width="3.042cm" svg:height="0.915cm" svg:x="5.7cm" svg:y="2cm">
          <text:p text:style-name="P1"><text:span text:style-name="T1">Initialisation</text:span></text:p>
        </draw:rect>
        <draw:custom-shape draw:style-name="gr2" draw:text-style-name="P2" xml:id="id1" draw:id="id1" draw:layer="layout" svg:width="3.152cm" svg:height="1.829cm" svg:x="5.648cm" svg:y="4.173cm">
          <text:p text:style-name="P1"><text:span text:style-name="T1">Boucle infin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3" draw:text-style-name="P2" xml:id="id2" draw:id="id2" draw:layer="layout" svg:width="3.212cm" svg:height="2.173cm" svg:x="5.686cm" svg:y="7.26cm">
          <text:p text:style-name="P1"><text:span text:style-name="T1">INIT</text:span></text:p>
        </draw:ellipse>
        <draw:ellipse draw:style-name="gr3" draw:text-style-name="P2" xml:id="id4" draw:id="id4" draw:layer="layout" svg:width="3.212cm" svg:height="2.173cm" svg:x="5.686cm" svg:y="9.89cm">
          <text:p text:style-name="P1"><text:span text:style-name="T1">GROUND</text:span></text:p>
        </draw:ellipse>
        <draw:ellipse draw:style-name="gr3" draw:text-style-name="P2" xml:id="id7" draw:id="id7" draw:layer="layout" svg:width="3.212cm" svg:height="2.173cm" svg:x="5.686cm" svg:y="12.749cm">
          <text:p text:style-name="P1"><text:span text:style-name="T1">FLYING</text:span></text:p>
        </draw:ellipse>
        <draw:ellipse draw:style-name="gr3" draw:text-style-name="P2" xml:id="id10" draw:id="id10" draw:layer="layout" svg:width="3.212cm" svg:height="2.173cm" svg:x="5.686cm" svg:y="16.408cm">
          <text:p text:style-name="P1"><text:span text:style-name="T1">WINDOW</text:span></text:p>
        </draw:ellipse>
        <draw:ellipse draw:style-name="gr3" draw:text-style-name="P2" xml:id="id13" draw:id="id13" draw:layer="layout" svg:width="3.212cm" svg:height="2.172cm" svg:x="5.686cm" svg:y="19.153cm">
          <text:p text:style-name="P1"><text:span text:style-name="T1">OPEN</text:span></text:p>
        </draw:ellipse>
        <draw:connector draw:style-name="gr4" draw:text-style-name="P1" draw:layer="layout" svg:x1="7.224cm" svg:y1="6.002cm" svg:x2="7.292cm" svg:y2="7.26cm" draw:start-shape="id1" draw:start-glue-point="6" draw:end-shape="id2" draw:end-glue-point="0" svg:d="M7224 6002v629h68v629">
          <text:p/>
        </draw:connector>
        <draw:custom-shape draw:style-name="gr2" draw:text-style-name="P2" xml:id="id3" draw:id="id3" draw:layer="layout" svg:width="4.103cm" svg:height="2.287cm" svg:x="0.4cm" svg:y="7.146cm">
          <text:p text:style-name="P1"><text:span text:style-name="T1">Ombilical branch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686cm" svg:y1="8.346cm" svg:x2="4.503cm" svg:y2="8.29cm" draw:start-shape="id2" draw:start-glue-point="3" draw:end-shape="id3" draw:end-glue-point="7" svg:d="M5686 8346h-591v-56h-592">
          <text:p/>
        </draw:connector>
        <draw:connector draw:style-name="gr4" draw:text-style-name="P1" draw:layer="layout" svg:x1="2.452cm" svg:y1="9.433cm" svg:x2="5.686cm" svg:y2="10.976cm" draw:start-shape="id3" draw:start-glue-point="6" draw:end-shape="id4" svg:d="M2452 9433v1543h3234">
          <text:p/>
        </draw:connector>
        <draw:connector draw:style-name="gr4" draw:text-style-name="P1" draw:layer="layout" svg:x1="2.452cm" svg:y1="9.433cm" svg:x2="5.5cm" svg:y2="23.286cm" draw:start-shape="id3" draw:start-glue-point="6" draw:end-shape="id5" draw:end-glue-point="3" svg:d="M2452 9433v13853h3048">
          <text:p/>
        </draw:connector>
        <draw:ellipse draw:style-name="gr3" draw:text-style-name="P2" xml:id="id5" draw:id="id5" draw:layer="layout" svg:width="3.9cm" svg:height="2.173cm" svg:x="5.5cm" svg:y="22.2cm">
          <text:p text:style-name="P1"><text:span text:style-name="T1">GROUND_CONFIG</text:span></text:p>
        </draw:ellipse>
        <draw:custom-shape draw:style-name="gr2" draw:text-style-name="P2" xml:id="id6" draw:id="id6" draw:layer="layout" svg:width="4.106cm" svg:height="2.287cm" svg:x="10.2cm" svg:y="9.547cm">
          <text:p text:style-name="P1"><text:span text:style-name="T1">Ombilical branch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0.976cm" svg:x2="10.2cm" svg:y2="10.691cm" draw:start-shape="id4" draw:start-glue-point="1" draw:end-shape="id6" draw:end-glue-point="5" svg:d="M8898 10976h651v-285h651">
          <text:p/>
        </draw:connector>
        <draw:connector draw:style-name="gr5" draw:text-style-name="P1" draw:layer="layout" draw:line-skew="-2.823cm" svg:x1="12.253cm" svg:y1="11.834cm" svg:x2="5.686cm" svg:y2="13.835cm" draw:start-shape="id6" draw:start-glue-point="6" draw:end-shape="id7" draw:end-glue-point="3" svg:d="M12253 11834v766h-7068v1235h501">
          <text:p/>
        </draw:connector>
        <draw:custom-shape draw:style-name="gr2" draw:text-style-name="P3" xml:id="id8" draw:id="id8" draw:layer="layout" svg:width="3.803cm" svg:height="2.516cm" svg:x="15.321cm" svg:y="11.834cm">
          <text:p text:style-name="P1"><text:span text:style-name="T2">On vérifie si on a </text:span></text:p>
          <text:p text:style-name="P1"><text:span text:style-name="T2">Dépassé un </text:span></text:p>
          <text:p text:style-name="P1"><text:span text:style-name="T2">Seuil tempor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3.835cm" svg:x2="15.321cm" svg:y2="13.092cm" draw:start-shape="id7" draw:start-glue-point="1" draw:end-shape="id8" draw:end-glue-point="5" svg:d="M8898 13835h3211v-743h3212">
          <text:p/>
        </draw:connector>
        <draw:connector draw:style-name="gr4" draw:text-style-name="P1" draw:layer="layout" svg:x1="7.221cm" svg:y1="2.915cm" svg:x2="7.224cm" svg:y2="4.173cm" draw:start-shape="id9" draw:start-glue-point="2" draw:end-shape="id1" draw:end-glue-point="4" svg:d="M7221 2915v629h3v629">
          <text:p/>
        </draw:connector>
        <draw:connector draw:style-name="gr6" draw:text-style-name="P1" draw:layer="layout" draw:line-skew="0cm -0.885cm" svg:x1="17.223cm" svg:y1="14.35cm" svg:x2="5.686cm" svg:y2="17.494cm" draw:start-shape="id8" draw:start-glue-point="6" draw:end-shape="id10" draw:end-glue-point="3" svg:d="M17223 14350v1030h-12923v2114h1386">
          <text:p/>
        </draw:connector>
        <draw:custom-shape draw:style-name="gr2" draw:text-style-name="P3" xml:id="id11" draw:id="id11" draw:layer="layout" svg:width="4.475cm" svg:height="2.515cm" svg:x="11.625cm" svg:y="16.18cm">
          <text:p text:style-name="P1"><text:span text:style-name="T2">On vérifie le dépassement d'un seuil </text:span></text:p>
          <text:p text:style-name="P1"><text:span text:style-name="T2">de temps ou la détection</text:span></text:p>
          <text:p text:style-name="P1"><text:span text:style-name="T2">De l'apogé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898cm" svg:y1="17.494cm" svg:x2="11.625cm" svg:y2="17.437cm" draw:start-shape="id10" draw:start-glue-point="1" draw:end-shape="id11" svg:d="M8898 17494h1053v-57h1674">
          <text:p/>
        </draw:connector>
        <draw:rect draw:style-name="gr7" draw:text-style-name="P2" xml:id="id12" draw:id="id12" draw:layer="layout" svg:width="4.649cm" svg:height="1.373cm" svg:x="11.5cm" svg:y="19.4cm">
          <text:p text:style-name="P1"><text:span text:style-name="T1">Lancement parachute</text:span></text:p>
        </draw:rect>
        <draw:connector draw:style-name="gr6" draw:text-style-name="P1" draw:layer="layout" svg:x1="13.863cm" svg:y1="18.695cm" svg:x2="13.824cm" svg:y2="19.4cm" draw:start-shape="id11" draw:start-glue-point="6" draw:end-shape="id12" draw:end-glue-point="0" svg:d="M13863 18695v353h-39v352">
          <text:p/>
        </draw:connector>
        <draw:connector draw:style-name="gr4" draw:text-style-name="P1" draw:layer="layout" draw:line-skew="0cm 0.148cm" svg:x1="11.5cm" svg:y1="20.086cm" svg:x2="5.686cm" svg:y2="20.239cm" draw:start-shape="id12" draw:start-glue-point="3" draw:end-shape="id13" draw:end-glue-point="3" svg:d="M11500 20086h-1301v-1286h-5014v1439h501">
          <text:p/>
        </draw:connector>
        <draw:rect draw:style-name="gr7" draw:text-style-name="P2" xml:id="id14" draw:id="id14" draw:layer="layout" svg:width="4.647cm" svg:height="1.373cm" svg:x="12.353cm" svg:y="22.5cm">
          <text:p text:style-name="P1"><text:span text:style-name="T1">Ouverture/fermeture</text:span></text:p>
          <text:p text:style-name="P1"><text:span text:style-name="T1">Servo parachute</text:span></text:p>
        </draw:rect>
        <draw:connector draw:style-name="gr4" draw:text-style-name="P1" draw:layer="layout" svg:x1="9.4cm" svg:y1="23.286cm" svg:x2="12.353cm" svg:y2="23.186cm" draw:start-shape="id5" draw:start-glue-point="1" draw:end-shape="id14" svg:d="M9400 23286h1477v-100h14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8:01:42.17</meta:creation-date>
    <dc:date>2020-04-01T17:57:06.73</dc:date>
    <meta:editing-duration>PT1H4M40S</meta:editing-duration>
    <meta:editing-cycles>3</meta:editing-cycles>
    <meta:generator>OpenOffice/4.1.5$Win32 OpenOffice.org_project/415m1$Build-9789</meta:generator>
    <meta:document-statistic meta:object-count="27"/>
  </office:meta>
</office:document-meta>
</file>